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 style:list-style-name="L2">
      <style:text-properties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Verdana" fo:font-weight="normal" style:font-weight-asian="normal" style:font-weight-complex="normal"/>
    </style:style>
    <style:style style:name="P5" style:family="paragraph" style:parent-style-name="Standard" style:list-style-name="L2">
      <style:text-properties style:font-name="Verdana" fo:font-weight="normal" style:font-weight-asian="normal" style:font-weight-complex="normal"/>
    </style:style>
    <style:style style:name="P6" style:family="paragraph" style:parent-style-name="Standard" style:list-style-name="L4">
      <style:text-properties style:font-name="Verdana" fo:font-weight="normal" style:font-weight-asian="normal" style:font-weight-complex="normal"/>
    </style:style>
    <style:style style:name="P7" style:family="paragraph" style:parent-style-name="Standard" style:list-style-name="L5">
      <style:text-properties style:font-name="Verdana" fo:font-weight="normal" style:font-weight-asian="normal" style:font-weight-complex="normal"/>
    </style:style>
    <style:style style:name="P8" style:family="paragraph" style:parent-style-name="Standard" style:list-style-name="L6">
      <style:text-properties style:font-name="Verdana" fo:font-weight="normal" style:font-weight-asian="normal" style:font-weight-complex="normal"/>
    </style:style>
    <style:style style:name="P9" style:family="paragraph" style:parent-style-name="Standard" style:list-style-name="L7">
      <style:text-properties style:font-name="Verdana" fo:font-weight="normal" style:font-weight-asian="normal" style:font-weight-complex="normal"/>
    </style:style>
    <style:style style:name="P10" style:family="paragraph" style:parent-style-name="Standard" style:list-style-name="L8">
      <style:text-properties style:font-name="Verdana" fo:font-weight="normal" style:font-weight-asian="normal" style:font-weight-complex="normal"/>
    </style:style>
    <style:style style:name="P11" style:family="paragraph" style:parent-style-name="Standard" style:list-style-name="L9">
      <style:text-properties style:font-name="Verdana" fo:font-weight="normal" style:font-weight-asian="normal" style:font-weight-complex="normal"/>
    </style:style>
    <style:style style:name="P12" style:family="paragraph" style:parent-style-name="Standard" style:list-style-name="L10">
      <style:text-properties style:font-name="Verdana" fo:font-weight="normal" style:font-weight-asian="normal" style:font-weight-complex="normal"/>
    </style:style>
    <style:style style:name="P13" style:family="paragraph" style:parent-style-name="Standard" style:list-style-name="L11">
      <style:text-properties style:font-name="Verdana" fo:font-weight="normal" style:font-weight-asian="normal" style:font-weight-complex="normal"/>
    </style:style>
    <style:style style:name="P14" style:family="paragraph" style:parent-style-name="Standard" style:list-style-name="L12">
      <style:text-properties style:font-name="Verdana" fo:font-weight="normal" style:font-weight-asian="normal" style:font-weight-complex="normal"/>
    </style:style>
    <style:style style:name="P15" style:family="paragraph" style:parent-style-name="Standard" style:list-style-name="L13">
      <style:text-properties style:font-name="Verdana" fo:font-weight="normal" style:font-weight-asian="normal" style:font-weight-complex="normal"/>
    </style:style>
    <style:style style:name="P16" style:family="paragraph" style:parent-style-name="Standard" style:list-style-name="L3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</text:p>
      <text:p text:style-name="P1"/>
      <text:list xml:id="list4410290775165907990" text:style-name="L1">
        <text:list-item>
          <text:list>
            <text:list-item>
              <text:p text:style-name="P4">ID</text:p>
            </text:list-item>
            <text:list-item>
              <text:p text:style-name="P4">Name</text:p>
            </text:list-item>
            <text:list-item>
              <text:p text:style-name="P4">Email</text:p>
            </text:list-item>
            <text:list-item>
              <text:p text:style-name="P4">Registrierungsdatum</text:p>
            </text:list-item>
          </text:list>
        </text:list-item>
      </text:list>
      <text:p text:style-name="P3"/>
      <text:p text:style-name="P1"/>
      <text:p text:style-name="P1">Alle Fahrzeuge</text:p>
      <text:p text:style-name="P1"/>
      <text:list xml:id="list6702414351263595739" text:style-name="L2">
        <text:list-item>
          <text:list>
            <text:list-item>
              <text:p text:style-name="P5">HSN</text:p>
            </text:list-item>
            <text:list-item>
              <text:p text:style-name="P5">TSN</text:p>
            </text:list-item>
            <text:list-item>
              <text:p text:style-name="P5">Bezeichnung</text:p>
            </text:list-item>
            <text:list-item>
              <text:p text:style-name="P5">Produktionszeitraum</text:p>
            </text:list-item>
            <text:list-item>
              <text:p text:style-name="P2"><text:span text:style-name="T1">Treibstoff<text:tab/><text:tab/></text:span><text:span text:style-name="T2">//falls in Daten vorhanden, sonst wählt der user</text:span></text:p>
            </text:list-item>
          </text:list>
        </text:list-item>
      </text:list>
      <text:list xml:id="list8808681794794375217" text:style-name="L3">
        <text:list-item>
          <text:list>
            <text:list-header>
              <text:p text:style-name="P16"/>
            </text:list-header>
          </text:list>
        </text:list-item>
      </text:list>
      <text:p text:style-name="P1"/>
      <text:p text:style-name="P1">FahrzeugeUser</text:p>
      <text:p text:style-name="P1"/>
      <text:list xml:id="list6786983137426806108" text:style-name="L4">
        <text:list-item>
          <text:list>
            <text:list-item>
              <text:p text:style-name="P6">ID</text:p>
            </text:list-item>
            <text:list-item>
              <text:p text:style-name="P6">UserID</text:p>
            </text:list-item>
          </text:list>
        </text:list-item>
      </text:list>
      <text:list xml:id="list3595156288551838910" text:style-name="L5">
        <text:list-item>
          <text:list>
            <text:list-item>
              <text:p text:style-name="P7">HSN</text:p>
            </text:list-item>
            <text:list-item>
              <text:p text:style-name="P7">TSN</text:p>
            </text:list-item>
            <text:list-item>
              <text:p text:style-name="P7">Bezeichnung</text:p>
            </text:list-item>
            <text:list-item>
              <text:p text:style-name="P7">Treibstoff</text:p>
            </text:list-item>
            <text:list-item>
              <text:p text:style-name="P7">Durchschnittsverbrauch</text:p>
            </text:list-item>
            <text:list-item>
              <text:p text:style-name="P7">Gesamtkosten</text:p>
            </text:list-item>
            <text:list-item>
              <text:p text:style-name="P7"><text:span text:style-name="T3">Kosten/Monat = Gesamtkosten/Monate</text:span><text:tab/></text:p>
            </text:list-item>
          </text:list>
        </text:list-item>
      </text:list>
      <text:p text:style-name="P1"/>
      <text:p text:style-name="P1"/>
      <text:p text:style-name="P1"/>
      <text:p text:style-name="P1">Reparaturen und Service</text:p>
      <text:p text:style-name="P1"/>
      <text:list xml:id="list5985216047337066459" text:style-name="L6">
        <text:list-item>
          <text:list>
            <text:list-item>
              <text:p text:style-name="P8">ID</text:p>
            </text:list-item>
            <text:list-item>
              <text:p text:style-name="P8">FahrzeugID</text:p>
            </text:list-item>
          </text:list>
        </text:list-item>
      </text:list>
      <text:list xml:id="list1942355665343890043" text:style-name="L7">
        <text:list-item>
          <text:list>
            <text:list-item>
              <text:p text:style-name="P9">Art:</text:p>
              <text:p text:style-name="P9">- Werkstatt-Reparatur</text:p>
              <text:p text:style-name="P9">- Eigen-Reparatur</text:p>
              <text:p text:style-name="P9">- Inspektion</text:p>
            </text:list-item>
            <text:list-item>
              <text:p text:style-name="P9">Zeitpunkt</text:p>
            </text:list-item>
            <text:list-item>
              <text:p text:style-name="P9">Beschreibung</text:p>
            </text:list-item>
            <text:list-item>
              <text:p text:style-name="P9">Km-Stand</text:p>
            </text:list-item>
            <text:list-item>
              <text:p text:style-name="P9">Teile-Kosten</text:p>
            </text:list-item>
            <text:list-item>
              <text:p text:style-name="P9">Werkstatt-Kosten</text:p>
            </text:list-item>
            <text:list-item>
              <text:p text:style-name="P9">Automatischer Eintrag(Zeitintervall)</text:p>
            </text:list-item>
          </text:list>
        </text:list-item>
      </text:list>
      <text:list xml:id="list2534973470701797222" text:style-name="L8">
        <text:list-item>
          <text:list>
            <text:list-header>
              <text:p text:style-name="P10"/>
            </text:list-header>
            <text:list-item>
              <text:p text:style-name="P10">Gesamtkosten</text:p>
            </text:list-item>
            <text:list-item>
              <text:p text:style-name="P10">Kosten/Monat</text:p>
            </text:list-item>
            <text:list-item>
              <text:p text:style-name="P10">Kosten/Monat Andere Fahrer</text:p>
            </text:list-item>
          </text:list>
        </text:list-item>
      </text:list>
      <text:p text:style-name="P1"><text:soft-page-break/>Tanken</text:p>
      <text:p text:style-name="P1"/>
      <text:list xml:id="list7399482605592527608" text:style-name="L9">
        <text:list-item>
          <text:list>
            <text:list-item>
              <text:p text:style-name="P11">ID</text:p>
            </text:list-item>
            <text:list-item>
              <text:p text:style-name="P11">FahrzeugID</text:p>
            </text:list-item>
          </text:list>
        </text:list-item>
      </text:list>
      <text:list xml:id="list6770536294015124528" text:style-name="L10">
        <text:list-item>
          <text:list>
            <text:list-item>
              <text:p text:style-name="P12">Zeitpunkt</text:p>
            </text:list-item>
            <text:list-item>
              <text:p text:style-name="P12">Füllmenge</text:p>
            </text:list-item>
            <text:list-item>
              <text:p text:style-name="P12">Kosten/Liter</text:p>
            </text:list-item>
            <text:list-item>
              <text:p text:style-name="P12">Km-Stand</text:p>
            </text:list-item>
            <text:list-item>
              <text:p text:style-name="P12">Vollgetankt (bool)</text:p>
            </text:list-item>
            <text:list-item>
              <text:p text:style-name="P12">Automatischer Eintrag(Zeitintervall)</text:p>
            </text:list-item>
          </text:list>
        </text:list-item>
      </text:list>
      <text:p text:style-name="P3"/>
      <text:list xml:id="list7208027693054756326" text:style-name="L11">
        <text:list-item>
          <text:list>
            <text:list-item>
              <text:p text:style-name="P13">Gesamtkosten Tanken</text:p>
            </text:list-item>
            <text:list-item>
              <text:p text:style-name="P13">Kosten/Monat</text:p>
            </text:list-item>
            <text:list-item>
              <text:p text:style-name="P13">Kosten/Monat Andere Fahrer</text:p>
            </text:list-item>
          </text:list>
        </text:list-item>
      </text:list>
      <text:p text:style-name="P3"/>
      <text:p text:style-name="P3"/>
      <text:p text:style-name="P1">Erinnerungen</text:p>
      <text:p text:style-name="P1"/>
      <text:list xml:id="list8611018372831198517" text:style-name="L12">
        <text:list-item>
          <text:list>
            <text:list-item>
              <text:p text:style-name="P14">ID</text:p>
            </text:list-item>
            <text:list-item>
              <text:p text:style-name="P14">UserID</text:p>
            </text:list-item>
            <text:list-item>
              <text:p text:style-name="P14">Beschreibung</text:p>
            </text:list-item>
            <text:list-item>
              <text:p text:style-name="P14">Datum</text:p>
            </text:list-item>
            <text:list-item>
              <text:p text:style-name="P14">Uhrzeit</text:p>
            </text:list-item>
            <text:list-item>
              <text:p text:style-name="P14">Push-Notification <text:s/>//wieviele min vorher, 0=keine</text:p>
            </text:list-item>
          </text:list>
        </text:list-item>
      </text:list>
      <text:p text:style-name="P3"/>
      <text:p text:style-name="P3"/>
      <text:p text:style-name="P1">Andere Ausgaben</text:p>
      <text:p text:style-name="P1"/>
      <text:list xml:id="list4976812935617735341" text:style-name="L13">
        <text:list-item>
          <text:list>
            <text:list-item>
              <text:p text:style-name="P15">ID</text:p>
            </text:list-item>
            <text:list-item>
              <text:p text:style-name="P15">UserID</text:p>
            </text:list-item>
            <text:list-item>
              <text:p text:style-name="P15">Art:</text:p>
              <text:p text:style-name="P15">- Versicherung</text:p>
              <text:p text:style-name="P15">- Steuer</text:p>
              <text:p text:style-name="P15">- Andere</text:p>
            </text:list-item>
            <text:list-item>
              <text:p text:style-name="P15">Beschreibung</text:p>
            </text:list-item>
            <text:list-item>
              <text:p text:style-name="P15">Kosten</text:p>
            </text:list-item>
            <text:list-item>
              <text:p text:style-name="P15">Automatischer Eintrag(Zeitintervall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18M30S</meta:editing-duration>
    <meta:editing-cycles>4</meta:editing-cycles>
    <meta:generator>OpenOffice/4.1.3$Win32 OpenOffice.org_project/413m1$Build-9783</meta:generator>
    <dc:date>2017-12-21T22:14:16.34</dc:date>
    <meta:document-statistic meta:table-count="0" meta:image-count="0" meta:object-count="0" meta:page-count="2" meta:paragraph-count="66" meta:word-count="158" meta:character-count="923"/>
    <meta:user-defined meta:name="Info 1"/>
    <meta:user-defined meta:name="Info 2"/>
    <meta:user-defined meta:name="Info 3"/>
    <meta:user-defined meta:name="Info 4"/>
  </office:meta>
</office:document-meta>
</file>